
<file path=META-INF/manifest.xml><?xml version="1.0" encoding="utf-8"?>
<manifest:manifest xmlns:office="urn:oasis:names:tc:opendocument:xmlns:office:1.0" xmlns:text="urn:oasis:names:tc:opendocument:xmlns:text:1.0" xmlns:meta="urn:oasis:names:tc:opendocument:xmlns:meta:1.0" xmlns:style="urn:oasis:names:tc:opendocument:xmlns:style:1.0" xmlns:svg="urn:oasis:names:tc:opendocument:xmlns:svg-compatible:1.0" xmlns:fo="urn:oasis:names:tc:opendocument:xmlns:xsl-fo-compatible:1.0" xmlns:draw="urn:oasis:names:tc:opendocument:xmlns:drawing: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present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svg="urn:oasis:names:tc:opendocument:xmlns:svg-compatible:1.0" xmlns:fo="urn:oasis:names:tc:opendocument:xmlns:xsl-fo-compatible:1.0" xmlns:draw="urn:oasis:names:tc:opendocument:xmlns:drawing:1.0" xmlns:manifest="urn:oasis:names:tc:opendocument:xmlns:manifest:1.0" xmlns:chart="urn:oasis:names:tc:opendocument:xmlns:chart:1.0" xmlns:presentation="urn:oasis:names:tc:opendocument:xmlns:presentation:1.0" xmlns:table="urn:oasis:names:tc:opendocument:xmlns:table:1.0" office:version="1.2">
  <office:font-face-decls>
    <style:font-face style:name="Liberation Sans" svg:font-family="Liberation Sans"/>
    <style:font-face style:name="Liberation Mono" svg:font-family="Liberation Mono"/>
  </office:font-face-decls>
  <office:automatic-styles>
    <style:style style:name="SlideBackground" style:family="drawing-page" style:display-name="SlideBackground">
      <style:drawing-page-properties draw:fill="solid" draw:fill-color="#1a1a1a" draw:background-size="border"/>
    </style:style>
    <style:style style:name="RedBar" style:family="graphic" style:display-name="RedBar">
      <style:graphic-properties draw:stroke="none" draw:fill="solid" draw:fill-color="#ee0000"/>
    </style:style>
    <style:style style:name="TransBox" style:family="graphic" style:display-name="TransBox">
      <style:graphic-properties draw:stroke="none" draw:fill="none"/>
    </style:style>
    <style:style style:name="CodeBox" style:family="graphic" style:display-name="CodeBox">
      <style:graphic-properties draw:stroke="none" draw:fill="solid" draw:fill-color="#2d2d2d"/>
    </style:style>
    <style:style style:name="PTitleMain" style:family="paragraph" style:display-name="PTitleMain">
      <style:paragraph-properties fo:text-align="left" fo:margin-top="0cm"/>
      <style:text-properties fo:color="#ee0000" fo:font-size="48pt" style:font-name="Liberation Sans" fo:font-weight="bold"/>
    </style:style>
    <style:style style:name="PTrack" style:family="paragraph" style:display-name="PTrack">
      <style:paragraph-properties fo:text-align="left" fo:margin-top="0cm"/>
      <style:text-properties fo:color="#888888" fo:font-size="16pt" style:font-name="Liberation Sans"/>
    </style:style>
    <style:style style:name="PSectionH2" style:family="paragraph" style:display-name="PSectionH2">
      <style:paragraph-properties fo:text-align="left" fo:margin-top="0cm"/>
      <style:text-properties fo:color="#ee0000" fo:font-size="32pt" style:font-name="Liberation Sans" fo:font-weight="bold"/>
    </style:style>
    <style:style style:name="PBody" style:family="paragraph" style:display-name="PBody">
      <style:paragraph-properties fo:text-align="left" fo:margin-top="0.12cm"/>
      <style:text-properties fo:color="#f0f0f0" fo:font-size="18pt" style:font-name="Liberation Sans"/>
    </style:style>
    <style:style style:name="PBullet" style:family="paragraph" style:display-name="PBullet">
      <style:paragraph-properties fo:text-align="left" fo:margin-top="0.18cm"/>
      <style:text-properties fo:color="#f0f0f0" fo:font-size="17pt" style:font-name="Liberation Sans"/>
    </style:style>
    <style:style style:name="PCode" style:family="paragraph" style:display-name="PCode">
      <style:paragraph-properties fo:text-align="left" fo:margin-top="0cm"/>
      <style:text-properties fo:color="#f8f8f2" fo:font-size="11pt" style:font-name="Liberation Mono"/>
    </style:style>
    <style:style style:name="PFooter" style:family="paragraph" style:display-name="PFooter">
      <style:paragraph-properties fo:text-align="left" fo:margin-top="0cm"/>
      <style:text-properties fo:color="#888888" fo:font-size="12pt" style:font-name="Liberation Sans"/>
    </style:style>
  </office:automatic-styles>
  <office:body>
    <office:presentation>
      <draw:page draw:master-page-name="RHEL" draw:style-name="SlideBackground">
        <draw:frame draw:style-name="RedBar" svg:width="33.8700cm" svg:height="0.7000cm" svg:x="0cm" svg:y="0cm">
          <draw:text-box/>
        </draw:frame>
        <draw:frame draw:style-name="RedBar" svg:width="33.8700cm" svg:height="0.1200cm" svg:x="0cm" svg:y="18.9300cm">
          <draw:text-box/>
        </draw:frame>
        <draw:frame draw:style-name="TransBox" svg:width="31.8700cm" svg:height="0.9000cm" svg:x="1.0000cm" svg:y="1.1000cm">
          <draw:text-box>
            <text:p text:style-name="PTrack">TRACK 4 — RHCE AUTOMATION</text:p>
          </draw:text-box>
        </draw:frame>
        <draw:frame draw:style-name="TransBox" svg:width="31.8700cm" svg:height="5.5000cm" svg:x="1.0000cm" svg:y="2.3000cm">
          <draw:text-box>
            <text:p text:style-name="PTitleMain">Ansible Setup and Inventory</text:p>
          </draw:text-box>
        </draw:frame>
        <draw:frame draw:style-name="TransBox" svg:width="31.8700cm" svg:height="3.5000cm" svg:x="1.0000cm" svg:y="8.8000cm">
          <draw:text-box>
            <text:p text:style-name="PBody">Ansible is an agentless automation tool that connects to managed nodes over SSH (or WinRM for Windows) and runs tasks. No agent is installed on target hosts. Architecture Install Ansible on RHEL 10</text:p>
          </draw:text-box>
        </draw:frame>
        <draw:frame draw:style-name="TransBox" svg:width="31.8700cm" svg:height="1.0000cm" svg:x="1.0000cm" svg:y="17.8000cm">
          <draw:text-box>
            <text:p text:style-name="PFooter">04-rhce/03-ansible-setup-inventory.md</text:p>
            <text:p text:style-name="PFooter">© 2026 Jaco Steyn — Licensed under CC BY-SA 4.0</text:p>
          </draw:text-box>
        </draw:frame>
      </draw:page>
      <draw:page draw:master-page-name="RHEL" draw:style-name="SlideBackground">
        <draw:frame draw:style-name="RedBar" svg:width="33.8700cm" svg:height="0.5000cm" svg:x="0cm" svg:y="0cm">
          <draw:text-box/>
        </draw:frame>
        <draw:frame draw:style-name="TransBox" svg:width="31.8700cm" svg:height="2.9000cm" svg:x="1.0000cm" svg:y="0.6200cm">
          <draw:text-box>
            <text:p text:style-name="PSectionH2">Objectives — What You Will Learn</text:p>
          </draw:text-box>
        </draw:frame>
        <draw:frame draw:style-name="TransBox" svg:width="31.8700cm" svg:height="13.5500cm" svg:x="1.0000cm" svg:y="4.0000cm">
          <draw:text-box>
            <text:p text:style-name="PBullet">▶  Architecture</text:p>
            <text:p text:style-name="PBullet">▶  Install Ansible on RHEL 10</text:p>
            <text:p text:style-name="PBullet">▶  SSH key setup (required)</text:p>
            <text:p text:style-name="PBullet">▶  Inventory file</text:p>
            <text:p text:style-name="PBullet">▶  ansible.cfg</text:p>
            <text:p text:style-name="PBullet">▶  Ad-hoc commands</text:p>
            <text:p text:style-name="PBullet">▶  Ansible modules (essential)</text:p>
          </draw:text-box>
        </draw:frame>
        <draw:frame draw:style-name="TransBox" svg:width="31.8700cm" svg:height="0.7000cm" svg:x="1.0000cm" svg:y="17.8000cm">
          <draw:text-box>
            <text:p text:style-name="PFooter">© 2026 Jaco Steyn — Licensed under CC BY-SA 4.0</text:p>
          </draw:text-box>
        </draw:frame>
      </draw:page>
      <draw:page draw:master-page-name="RHEL" draw:style-name="SlideBackground">
        <draw:frame draw:style-name="RedBar" svg:width="33.8700cm" svg:height="0.5000cm" svg:x="0cm" svg:y="0cm">
          <draw:text-box/>
        </draw:frame>
        <draw:frame draw:style-name="TransBox" svg:width="31.8700cm" svg:height="2.9000cm" svg:x="1.0000cm" svg:y="0.6200cm">
          <draw:text-box>
            <text:p text:style-name="PSectionH2">Architecture</text:p>
          </draw:text-box>
        </draw:frame>
        <draw:frame draw:style-name="TransBox" svg:width="15.7350cm" svg:height="13.5500cm" svg:x="1.0000cm" svg:y="4.0000cm">
          <draw:text-box>
            <text:p text:style-name="PBullet">• Term: Meaning</text:p>
            <text:p text:style-name="PBullet">• Control node: Where Ansible is installed and run from</text:p>
            <text:p text:style-name="PBullet">• Managed node: Host that Ansible configures</text:p>
            <text:p text:style-name="PBullet">• Inventory: List of managed nodes (hosts and groups)</text:p>
            <text:p text:style-name="PBullet">• Playbook: YAML file describing what to do</text:p>
            <text:p text:style-name="PBullet">• Module: A built-in task type (e.g., dnf, copy, service)</text:p>
            <text:p text:style-name="PBullet">• Role: A reusable, structured collection of tasks</text:p>
          </draw:text-box>
        </draw:frame>
        <draw:frame draw:style-name="CodeBox" svg:width="15.7350cm" svg:height="13.5500cm" svg:x="17.1350cm" svg:y="4.0000cm">
          <draw:text-box>
            <text:p text:style-name="PCode">Control node (your workstation or jump host)
    │
    │  SSH
    │
    ├── managed node: web01
    ├── managed node: web02
    └── managed node: db01</text:p>
          </draw:text-box>
        </draw:frame>
        <draw:frame draw:style-name="TransBox" svg:width="31.8700cm" svg:height="0.7000cm" svg:x="1.0000cm" svg:y="17.8000cm">
          <draw:text-box>
            <text:p text:style-name="PFooter">© 2026 Jaco Steyn — Licensed under CC BY-SA 4.0</text:p>
          </draw:text-box>
        </draw:frame>
      </draw:page>
      <draw:page draw:master-page-name="RHEL" draw:style-name="SlideBackground">
        <draw:frame draw:style-name="RedBar" svg:width="33.8700cm" svg:height="0.5000cm" svg:x="0cm" svg:y="0cm">
          <draw:text-box/>
        </draw:frame>
        <draw:frame draw:style-name="TransBox" svg:width="31.8700cm" svg:height="2.9000cm" svg:x="1.0000cm" svg:y="0.6200cm">
          <draw:text-box>
            <text:p text:style-name="PSectionH2">Install Ansible on RHEL 10</text:p>
          </draw:text-box>
        </draw:frame>
        <draw:frame draw:style-name="CodeBox" svg:width="31.8700cm" svg:height="13.5500cm" svg:x="1.0000cm" svg:y="4.0000cm">
          <draw:text-box>
            <text:p text:style-name="PCode"># Enable the Ansible module stream
sudo dnf install -y ansible-core

# Verify
ansible --version</text:p>
          </draw:text-box>
        </draw:frame>
        <draw:frame draw:style-name="TransBox" svg:width="31.8700cm" svg:height="0.7000cm" svg:x="1.0000cm" svg:y="17.8000cm">
          <draw:text-box>
            <text:p text:style-name="PFooter">© 2026 Jaco Steyn — Licensed under CC BY-SA 4.0</text:p>
          </draw:text-box>
        </draw:frame>
      </draw:page>
      <draw:page draw:master-page-name="RHEL" draw:style-name="SlideBackground">
        <draw:frame draw:style-name="RedBar" svg:width="33.8700cm" svg:height="0.5000cm" svg:x="0cm" svg:y="0cm">
          <draw:text-box/>
        </draw:frame>
        <draw:frame draw:style-name="TransBox" svg:width="31.8700cm" svg:height="2.9000cm" svg:x="1.0000cm" svg:y="0.6200cm">
          <draw:text-box>
            <text:p text:style-name="PSectionH2">SSH key setup (required)</text:p>
          </draw:text-box>
        </draw:frame>
        <draw:frame draw:style-name="TransBox" svg:width="15.7350cm" svg:height="13.5500cm" svg:x="1.0000cm" svg:y="4.0000cm">
          <draw:text-box>
            <text:p text:style-name="PBullet">• Ansible connects via SSH. Copy your SSH key to managed nodes first:</text:p>
          </draw:text-box>
        </draw:frame>
        <draw:frame draw:style-name="CodeBox" svg:width="15.7350cm" svg:height="13.5500cm" svg:x="17.1350cm" svg:y="4.0000cm">
          <draw:text-box>
            <text:p text:style-name="PCode"># Generate key if needed
ssh-keygen -t ed25519 -C "ansible-control"

# Copy to managed nodes
ssh-copy-id rhel@192.168.1.101
ssh-copy-id rhel@192.168.1.102</text:p>
          </draw:text-box>
        </draw:frame>
        <draw:frame draw:style-name="TransBox" svg:width="31.8700cm" svg:height="0.7000cm" svg:x="1.0000cm" svg:y="17.8000cm">
          <draw:text-box>
            <text:p text:style-name="PFooter">© 2026 Jaco Steyn — Licensed under CC BY-SA 4.0</text:p>
          </draw:text-box>
        </draw:frame>
      </draw:page>
      <draw:page draw:master-page-name="RHEL" draw:style-name="SlideBackground">
        <draw:frame draw:style-name="RedBar" svg:width="33.8700cm" svg:height="0.5000cm" svg:x="0cm" svg:y="0cm">
          <draw:text-box/>
        </draw:frame>
        <draw:frame draw:style-name="TransBox" svg:width="31.8700cm" svg:height="2.9000cm" svg:x="1.0000cm" svg:y="0.6200cm">
          <draw:text-box>
            <text:p text:style-name="PSectionH2">Inventory file</text:p>
          </draw:text-box>
        </draw:frame>
        <draw:frame draw:style-name="TransBox" svg:width="31.8700cm" svg:height="13.5500cm" svg:x="1.0000cm" svg:y="4.0000cm">
          <draw:text-box>
            <text:p text:style-name="PBullet">• The inventory lists your managed nodes. Default location: /etc/ansible/hosts.</text:p>
            <text:p text:style-name="PBullet">• For learning, create a local inventory.ini file.</text:p>
          </draw:text-box>
        </draw:frame>
        <draw:frame draw:style-name="TransBox" svg:width="31.8700cm" svg:height="0.7000cm" svg:x="1.0000cm" svg:y="17.8000cm">
          <draw:text-box>
            <text:p text:style-name="PFooter">© 2026 Jaco Steyn — Licensed under CC BY-SA 4.0</text:p>
          </draw:text-box>
        </draw:frame>
      </draw:page>
      <draw:page draw:master-page-name="RHEL" draw:style-name="SlideBackground">
        <draw:frame draw:style-name="RedBar" svg:width="33.8700cm" svg:height="0.5000cm" svg:x="0cm" svg:y="0cm">
          <draw:text-box/>
        </draw:frame>
        <draw:frame draw:style-name="TransBox" svg:width="31.8700cm" svg:height="2.9000cm" svg:x="1.0000cm" svg:y="0.6200cm">
          <draw:text-box>
            <text:p text:style-name="PSectionH2">ansible.cfg</text:p>
          </draw:text-box>
        </draw:frame>
        <draw:frame draw:style-name="TransBox" svg:width="15.7350cm" svg:height="13.5500cm" svg:x="1.0000cm" svg:y="4.0000cm">
          <draw:text-box>
            <text:p text:style-name="PBullet">• Project-level configuration (takes priority over global /etc/ansible/ansible.cfg):</text:p>
          </draw:text-box>
        </draw:frame>
        <draw:frame draw:style-name="CodeBox" svg:width="15.7350cm" svg:height="13.5500cm" svg:x="17.1350cm" svg:y="4.0000cm">
          <draw:text-box>
            <text:p text:style-name="PCode"># ansible.cfg  (in your project directory)
[defaults]
inventory = inventory.ini
remote_user = rhel
host_key_checking = False
stdout_callback = yaml

[privilege_escalation]
become = True
become_method = sudo
become_user = root</text:p>
          </draw:text-box>
        </draw:frame>
        <draw:frame draw:style-name="TransBox" svg:width="31.8700cm" svg:height="0.7000cm" svg:x="1.0000cm" svg:y="17.8000cm">
          <draw:text-box>
            <text:p text:style-name="PFooter">© 2026 Jaco Steyn — Licensed under CC BY-SA 4.0</text:p>
          </draw:text-box>
        </draw:frame>
      </draw:page>
      <draw:page draw:master-page-name="RHEL" draw:style-name="SlideBackground">
        <draw:frame draw:style-name="RedBar" svg:width="33.8700cm" svg:height="0.5000cm" svg:x="0cm" svg:y="0cm">
          <draw:text-box/>
        </draw:frame>
        <draw:frame draw:style-name="TransBox" svg:width="31.8700cm" svg:height="2.9000cm" svg:x="1.0000cm" svg:y="0.6200cm">
          <draw:text-box>
            <text:p text:style-name="PSectionH2">Ad-hoc commands</text:p>
          </draw:text-box>
        </draw:frame>
        <draw:frame draw:style-name="TransBox" svg:width="15.7350cm" svg:height="13.5500cm" svg:x="1.0000cm" svg:y="4.0000cm">
          <draw:text-box>
            <text:p text:style-name="PBullet">• Ad-hoc commands run a single module without a playbook:</text:p>
          </draw:text-box>
        </draw:frame>
        <draw:frame draw:style-name="CodeBox" svg:width="15.7350cm" svg:height="13.5500cm" svg:x="17.1350cm" svg:y="4.0000cm">
          <draw:text-box>
            <text:p text:style-name="PCode"># Ping all hosts
ansible all -m ping

# Ping a specific group
ansible webservers -m ping

# Run a command on all hosts
ansible all -m command -a "uptime"

# Install a package
ansible webservers -m dnf -a "name=vim state=present"

… (5 more lines)</text:p>
          </draw:text-box>
        </draw:frame>
        <draw:frame draw:style-name="TransBox" svg:width="31.8700cm" svg:height="0.7000cm" svg:x="1.0000cm" svg:y="17.8000cm">
          <draw:text-box>
            <text:p text:style-name="PFooter">© 2026 Jaco Steyn — Licensed under CC BY-SA 4.0</text:p>
          </draw:text-box>
        </draw:frame>
      </draw:page>
      <draw:page draw:master-page-name="RHEL" draw:style-name="SlideBackground">
        <draw:frame draw:style-name="RedBar" svg:width="33.8700cm" svg:height="0.5000cm" svg:x="0cm" svg:y="0cm">
          <draw:text-box/>
        </draw:frame>
        <draw:frame draw:style-name="TransBox" svg:width="31.8700cm" svg:height="2.9000cm" svg:x="1.0000cm" svg:y="0.6200cm">
          <draw:text-box>
            <text:p text:style-name="PSectionH2">Ansible modules (essential)</text:p>
          </draw:text-box>
        </draw:frame>
        <draw:frame draw:style-name="TransBox" svg:width="31.8700cm" svg:height="13.5500cm" svg:x="1.0000cm" svg:y="4.0000cm">
          <draw:text-box>
            <text:p text:style-name="PBullet">• Module: What it does</text:p>
            <text:p text:style-name="PBullet">• ping: Test connectivity</text:p>
            <text:p text:style-name="PBullet">• command: Run a command (no shell features)</text:p>
            <text:p text:style-name="PBullet">• shell: Run a command with shell features</text:p>
            <text:p text:style-name="PBullet">• dnf: Manage packages</text:p>
            <text:p text:style-name="PBullet">• service: Manage systemd services</text:p>
            <text:p text:style-name="PBullet">• copy: Copy files to managed nodes</text:p>
            <text:p text:style-name="PBullet">• template: Render Jinja2 templates</text:p>
            <text:p text:style-name="PBullet">• file: Manage file/dir attributes</text:p>
            <text:p text:style-name="PBullet">• user: Manage users</text:p>
          </draw:text-box>
        </draw:frame>
        <draw:frame draw:style-name="TransBox" svg:width="31.8700cm" svg:height="0.7000cm" svg:x="1.0000cm" svg:y="17.8000cm">
          <draw:text-box>
            <text:p text:style-name="PFooter">© 2026 Jaco Steyn — Licensed under CC BY-SA 4.0</text:p>
          </draw:text-box>
        </draw:frame>
      </draw:page>
      <draw:page draw:master-page-name="RHEL" draw:style-name="SlideBackground">
        <draw:frame draw:style-name="RedBar" svg:width="33.8700cm" svg:height="0.5000cm" svg:x="0cm" svg:y="0cm">
          <draw:text-box/>
        </draw:frame>
        <draw:frame draw:style-name="TransBox" svg:width="31.8700cm" svg:height="2.9000cm" svg:x="1.0000cm" svg:y="0.6200cm">
          <draw:text-box>
            <text:p text:style-name="PSectionH2">Summary — Ansible Setup and Inventory</text:p>
          </draw:text-box>
        </draw:frame>
        <draw:frame draw:style-name="TransBox" svg:width="31.8700cm" svg:height="13.5500cm" svg:x="1.0000cm" svg:y="4.0000cm">
          <draw:text-box>
            <text:p text:style-name="PBullet">✓  Architecture: Term: Meaning</text:p>
            <text:p text:style-name="PBullet">✓  Install Ansible on RHEL 10</text:p>
            <text:p text:style-name="PBullet">✓  SSH key setup (required): Ansible connects via SSH. Copy your SSH key to managed nodes first:</text:p>
            <text:p text:style-name="PBullet">✓  Inventory file: The inventory lists your managed nodes. Default location: /etc/ansible/hosts.</text:p>
            <text:p text:style-name="PBullet">✓  ansible.cfg: Project-level configuration (takes priority over global /etc/ansible/ansible.cfg):</text:p>
            <text:p text:style-name="PBullet">✓  Ad-hoc commands: Ad-hoc commands run a single module without a playbook:</text:p>
            <text:p text:style-name="PBullet">✓  Ansible modules (essential): Module: What it does</text:p>
          </draw:text-box>
        </draw:frame>
        <draw:frame draw:style-name="TransBox" svg:width="31.8700cm" svg:height="0.7000cm" svg:x="1.0000cm" svg:y="17.8000cm">
          <draw:text-box>
            <text:p text:style-name="PFooter">© 2026 Jaco Steyn — Licensed under CC BY-SA 4.0</text:p>
          </draw:text-box>
        </draw:frame>
      </draw:page>
    </office:presentation>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svg="urn:oasis:names:tc:opendocument:xmlns:svg-compatible:1.0" xmlns:fo="urn:oasis:names:tc:opendocument:xmlns:xsl-fo-compatible:1.0" xmlns:draw="urn:oasis:names:tc:opendocument:xmlns:drawing:1.0" xmlns:manifest="urn:oasis:names:tc:opendocument:xmlns:manifest:1.0" xmlns:chart="urn:oasis:names:tc:opendocument:xmlns:chart:1.0" xmlns:presentation="urn:oasis:names:tc:opendocument:xmlns:presentation:1.0" xmlns:table="urn:oasis:names:tc:opendocument:xmlns:table:1.0" office:version="1.2">
  <office:font-face-decls>
    <style:font-face style:name="Liberation Sans" svg:font-family="Liberation Sans"/>
    <style:font-face style:name="Liberation Mono" svg:font-family="Liberation Mono"/>
  </office:font-face-decls>
  <office:styles/>
  <office:automatic-styles>
    <style:page-layout style:name="WS169">
      <style:page-layout-properties fo:page-width="33.87cm" fo:page-height="19.05cm" style:print-orientation="landscape" fo:margin-top="0cm" fo:margin-bottom="0cm" fo:margin-left="0cm" fo:margin-right="0cm"/>
    </style:page-layout>
  </office:automatic-styles>
  <office:master-styles>
    <style:master-page style:name="RHEL" style:page-layout-name="WS169" style:display-name="RHEL"/>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svg="urn:oasis:names:tc:opendocument:xmlns:svg-compatible:1.0" xmlns:fo="urn:oasis:names:tc:opendocument:xmlns:xsl-fo-compatible:1.0" xmlns:draw="urn:oasis:names:tc:opendocument:xmlns:drawing: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